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9039*"/>
    </style:style>
    <style:style style:name="Table2.B" style:family="table-column">
      <style:table-column-properties style:rel-column-width="56495*"/>
    </style:style>
  </office:automatic-styles>
  <office:body>
    <office:text>
      <text:p text:style-name="Title">Octave e MatLab</text:p>
      <text:p text:style-name="Subtitle">Estudo em MatLab para Octave</text:p>
      <text:p text:style-name="Author">Sergio Pedro R Oliveira</text:p>
      <text:p text:style-name="Date">11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em MatLab para Octave.<text:line-break/></text:p>
      <text:h text:style-name="Heading_20_1" text:outline-level="1"><text:bookmark-start text:name="visão-geral"/>2 VISÃO GERAL<text:bookmark-end text:name="visão-geral"/></text:h>
      <text:h text:style-name="Heading_20_2" text:outline-level="2"><text:bookmark-start text:name="operações-aritméticas-escalares"/>2.1 Operações aritméticas escalares<text:bookmark-end text:name="operações-aritméticas-escalares"/></text:h>
      <text:p text:style-name="TableCaption">Operações aritméticas escalare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Símbolo</text:p>
            </table:table-cell>
            <table:table-cell table:style-name="TableHeaderRowCell" office:value-type="string">
              <text:p text:style-name="P1">Operação</text:p>
            </table:table-cell>
            <table:table-cell table:style-name="TableHeaderRowCell" office:value-type="string">
              <text:p text:style-name="P2">Forma no MatLab/Octave</text:p>
            </table:table-cell>
          </table:table-row>
        </table:table-header-rows>
        <table:table-row>
          <table:table-cell table:style-name="TableRowCell" office:value-type="string">
            <text:p text:style-name="Table_20_Contents">^</text:p>
          </table:table-cell>
          <table:table-cell table:style-name="TableRowCell" office:value-type="string">
            <text:p text:style-name="P3">Exponenciação: a^b</text:p>
          </table:table-cell>
          <table:table-cell table:style-name="TableRowCell" office:value-type="string">
            <text:p text:style-name="P4">a^b</text:p>
          </table:table-cell>
        </table:table-row>
        <table:table-row>
          <table:table-cell table:style-name="TableRowCell" office:value-type="string">
            <text:p text:style-name="Table_20_Contents">*</text:p>
          </table:table-cell>
          <table:table-cell table:style-name="TableRowCell" office:value-type="string">
            <text:p text:style-name="P3">Multiplicação: ab</text:p>
          </table:table-cell>
          <table:table-cell table:style-name="TableRowCell" office:value-type="string">
            <text:p text:style-name="P4">a*b</text:p>
          </table:table-cell>
        </table:table-row>
        <table:table-row>
          <table:table-cell table:style-name="TableRowCell" office:value-type="string">
            <text:p text:style-name="Table_20_Contents">/</text:p>
          </table:table-cell>
          <table:table-cell table:style-name="TableRowCell" office:value-type="string">
            <text:p text:style-name="P3">Divisão a direita: a/b</text:p>
          </table:table-cell>
          <table:table-cell table:style-name="TableRowCell" office:value-type="string">
            <text:p text:style-name="P4">a/b</text:p>
          </table:table-cell>
        </table:table-row>
        <table:table-row>
          <table:table-cell table:style-name="TableRowCell" office:value-type="string">
            <text:p text:style-name="Table_20_Contents">+</text:p>
          </table:table-cell>
          <table:table-cell table:style-name="TableRowCell" office:value-type="string">
            <text:p text:style-name="P3">Adição: a+b</text:p>
          </table:table-cell>
          <table:table-cell table:style-name="TableRowCell" office:value-type="string">
            <text:p text:style-name="P4">a+b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P3">Subtração: a-b</text:p>
          </table:table-cell>
          <table:table-cell table:style-name="TableRowCell" office:value-type="string">
            <text:p text:style-name="P4">a-b</text:p>
          </table:table-cell>
        </table:table-row>
      </table:table>
      <text:h text:style-name="Heading_20_2" text:outline-level="2"><text:bookmark-start text:name="ordem-de-precedência"/>2.2 Ordem de precedência<text:bookmark-end text:name="ordem-de-precedência"/></text:h>
      <text:p text:style-name="TableCaption">Ordem de precedência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Precedência</text:p>
            </table:table-cell>
            <table:table-cell table:style-name="TableHeaderRowCell" office:value-type="string">
              <text:p text:style-name="Table_20_Heading">Opera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Primeiro</text:p>
          </table:table-cell>
          <table:table-cell table:style-name="TableRowCell" office:value-type="string">
            <text:p text:style-name="Table_20_Contents">Parênteses, a começar pelo par mais interno.</text:p>
          </table:table-cell>
        </table:table-row>
        <table:table-row>
          <table:table-cell table:style-name="TableRowCell" office:value-type="string">
            <text:p text:style-name="Table_20_Contents">Segundo</text:p>
          </table:table-cell>
          <table:table-cell table:style-name="TableRowCell" office:value-type="string">
            <text:p text:style-name="Table_20_Contents">Exponenciação, da esquerda para a direita.</text:p>
          </table:table-cell>
        </table:table-row>
        <table:table-row>
          <table:table-cell table:style-name="TableRowCell" office:value-type="string">
            <text:p text:style-name="Table_20_Contents">Terceiro</text:p>
          </table:table-cell>
          <table:table-cell table:style-name="TableRowCell" office:value-type="string">
            <text:p text:style-name="Table_20_Contents">Multiplicação e divisão com igual precedência, da esquerda para a direita.</text:p>
          </table:table-cell>
        </table:table-row>
        <table:table-row>
          <table:table-cell table:style-name="TableRowCell" office:value-type="string">
            <text:p text:style-name="Table_20_Contents">Quarto</text:p>
          </table:table-cell>
          <table:table-cell table:style-name="TableRowCell" office:value-type="string">
            <text:p text:style-name="Table_20_Contents">Adição e subtração com igual precedência, da esquerda para a direita.</text:p>
          </table:table-cell>
        </table:table-row>
      </table:table>
      <text:p text:style-name="Pagebreak"/>
      <text:h text:style-name="Heading_20_1" text:outline-level="1"><text:bookmark-start text:name="arranjos-numéricos-de-células-e-de-estrutura"/>3 ARRANJOS NUMÉRICOS, DE CÉLULAS E DE ESTRUTURA<text:bookmark-end text:name="arranjos-numéricos-de-células-e-de-estrutura"/></text:h>
      <text:h text:style-name="Heading_20_1" text:outline-level="1"><text:bookmark-start text:name="funções-e-arquivos"/>4 FUNÇÕES E ARQUIVOS<text:bookmark-end text:name="funções-e-arquivos"/></text:h>
      <text:h text:style-name="Heading_20_1" text:outline-level="1"><text:bookmark-start text:name="programando-com-o-matlab"/>5 PROGRAMANDO COM O MATLAB<text:bookmark-end text:name="programando-com-o-matlab"/></text:h>
      <text:h text:style-name="Heading_20_1" text:outline-level="1"><text:bookmark-start text:name="plotagem-avançada"/>6 PLOTAGEM AVANÇADA<text:bookmark-end text:name="plotagem-avançada"/></text:h>
      <text:h text:style-name="Heading_20_1" text:outline-level="1"><text:bookmark-start text:name="construção-de-modelos-e-regressão"/>7 CONSTRUÇÃO DE MODELOS E REGRESSÃO<text:bookmark-end text:name="construção-de-modelos-e-regressão"/></text:h>
      <text:h text:style-name="Heading_20_1" text:outline-level="1"><text:bookmark-start text:name="estatística-probabilidade-e-interpolação"/>8 ESTATÍSTICA, PROBABILIDADE E INTERPOLAÇÃO<text:bookmark-end text:name="estatística-probabilidade-e-interpolação"/></text:h>
      <text:h text:style-name="Heading_20_1" text:outline-level="1"><text:bookmark-start text:name="equações-algébricas-lineares"/>9 EQUAÇÕES ALGÉBRICAS LINEARES<text:bookmark-end text:name="equações-algébricas-lineares"/></text:h>
      <text:h text:style-name="Heading_20_1" text:outline-level="1"><text:bookmark-start text:name="métodos-numéricos-para-cálculo-e-equações-diferenciais"/>10 MÉTODOS NUMÉRICOS PARA CÁLCULO E EQUAÇÕES DIFERENCIAIS<text:bookmark-end text:name="métodos-numéricos-para-cálculo-e-equações-diferenciais"/></text:h>
      <text:h text:style-name="Heading_20_1" text:outline-level="1"><text:bookmark-start text:name="simulink"/>11 SIMULINK<text:bookmark-end text:name="simulink"/></text:h>
      <text:h text:style-name="Heading_20_1" text:outline-level="1"><text:bookmark-start text:name="mupad"/>12 MuPAD<text:bookmark-end text:name="mupad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ctave e MatLab</dc:title>
    <dc:description/>
    <dc:subject/>
    <meta:keyword/>
    <meta:initial-creator>Sergio Pedro R Oliveira</meta:initial-creator>
    <dc:creator>Sergio Pedro R Oliveira</dc:creator>
    <meta:creation-date>2024-03-12T01:37:18Z</meta:creation-date>
    <dc:date>2024-03-12T01:37:18Z</dc:date>
    <meta:user-defined meta:name="bibliography" meta:value-type="string">RMarkdown/bibliografia_matlab.bib</meta:user-defined>
    <meta:user-defined meta:name="csl" meta:value-type="string">RMarkdown/abnt.csl</meta:user-defined>
    <meta:user-defined meta:name="date" meta:value-type="string">11 março 2024</meta:user-defined>
    <meta:user-defined meta:name="output" meta:value-type="string"/>
    <meta:user-defined meta:name="subtitle" meta:value-type="string">Estudo em MatLab para Octave</meta:user-defined>
  </office:meta>
</office:document-meta>
</file>